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16cm"/>
    </style:style>
    <style:style style:name="co5" style:family="table-column">
      <style:table-column-properties fo:break-before="auto" style:column-width="12cm"/>
    </style:style>
    <style:style style:name="co6" style:family="table-column">
      <style:table-column-properties fo:break-before="auto" style:column-width="7.9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-bottom="0.002cm solid #000000" fo:border-left="none" fo:border-right="none" fo:border-top="none"/>
      <style:text-properties fo:font-size="14pt" style:font-size-asian="14pt" style:font-size-complex="14pt"/>
    </style:style>
    <style:style style:name="ce3" style:family="table-cell" style:parent-style-name="Default" style:data-style-name="N37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font-size="13pt" style:font-size-asian="13pt" style:font-size-complex="13pt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fo:border-bottom="0.002cm solid #000000" fo:border-left="none" fo:border-right="0.002cm solid #000000" fo:border-top="none"/>
      <style:text-properties fo:font-size="14pt" style:font-size-asian="14pt" style:font-size-complex="14pt"/>
    </style:style>
    <style:style style:name="ce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-bottom="0.002cm solid #000000" fo:border-left="none" fo:border-right="none" fo:border-top="none"/>
      <style:text-properties fo:font-size="13pt"/>
    </style:style>
    <style:style style:name="ce11" style:family="table-cell" style:parent-style-name="Default">
      <style:text-properties fo:font-size="13pt" style:font-size-asian="13pt" style:font-size-complex="13pt"/>
    </style:style>
    <style:style style:name="ce12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14pt" style:font-size-asian="14pt" style:font-size-complex="14pt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3pt" style:font-size-asian="13pt" style:font-size-complex="13pt"/>
    </style:style>
    <style:style style:name="ce1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3pt" style:font-size-asian="13pt" style:font-size-complex="13pt"/>
    </style:style>
  </office:automatic-styles>
  <office:body>
    <office:spreadsheet>
      <table:table table:name="Tabelle1" table:style-name="ta1" table:print="false">
        <table:table-column table:style-name="co3" table:default-cell-style-name="ce4"/>
        <table:table-column table:style-name="co3" table:default-cell-style-name="ce5"/>
        <table:table-column table:style-name="co3" table:default-cell-style-name="ce9"/>
        <table:table-column table:style-name="co4" table:default-cell-style-name="ce11"/>
        <table:table-column table:style-name="co5" table:default-cell-style-name="ce14"/>
        <table:table-column table:style-name="co6" table:default-cell-style-name="ce9"/>
        <table:table-row table:style-name="ro1">
          <table:table-cell table:style-name="Default" table:number-columns-repeated="6"/>
        </table:table-row>
        <table:table-row table:style-name="ro2">
          <table:table-cell table:style-name="ce1" office:value-type="string">
            <text:p>Student:</text:p>
          </table:table-cell>
          <table:table-cell table:style-name="ce1" office:value-type="string">
            <text:p>Alexander</text:p>
          </table:table-cell>
          <table:table-cell table:style-name="ce1" office:value-type="string">
            <text:p>Nachtigall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6"/>
        </table:table-row>
        <table:table-row table:style-name="ro2">
          <table:table-cell table:style-name="ce2" office:value-type="string">
            <text:p>Tag</text:p>
          </table:table-cell>
          <table:table-cell table:style-name="ce2" office:value-type="string">
            <text:p>Von</text:p>
          </table:table-cell>
          <table:table-cell table:style-name="ce7" office:value-type="string">
            <text:p>Bis</text:p>
          </table:table-cell>
          <table:table-cell table:style-name="ce2" office:value-type="string">
            <text:p>Leistung</text:p>
          </table:table-cell>
          <table:table-cell table:style-name="ce12" office:value-type="string">
            <text:p>Vollendung der Arbeit</text:p>
          </table:table-cell>
          <table:table-cell table:style-name="ce7" office:value-type="string">
            <text:p>Zusammenarbeit mit</text:p>
          </table:table-cell>
        </table:table-row>
        <table:table-row table:style-name="ro3">
          <table:table-cell table:style-name="ce3" office:value-type="date" office:date-value="2020-04-21">
            <text:p>21.04.20</text:p>
          </table:table-cell>
          <table:table-cell table:style-name="ce6" office:value-type="string">
            <text:p>12:00 Uhr</text:p>
          </table:table-cell>
          <table:table-cell table:style-name="ce8" office:value-type="string">
            <text:p>13:30 Uhr</text:p>
          </table:table-cell>
          <table:table-cell table:style-name="ce10" office:value-type="string">
            <text:p>Einlesen in Kartenspiel und Git, installieren eines GUI-Clients, Spezifikationen für MP gelesen</text:p>
          </table:table-cell>
          <table:table-cell table:style-name="ce13" office:value-type="string">
            <text:p>Spiel verstanden, Git vorbereitet, Anforderungen verstanden</text:p>
          </table:table-cell>
          <table:table-cell table:style-name="ce8" office:value-type="string">
            <text:p>/</text:p>
          </table:table-cell>
        </table:table-row>
        <table:table-row table:style-name="ro3">
          <table:table-cell table:style-name="ce3" office:value-type="date" office:date-value="2020-04-27">
            <text:p>27.04.20</text:p>
          </table:table-cell>
          <table:table-cell table:style-name="ce6" office:value-type="string">
            <text:p>15:00 Uhr</text:p>
          </table:table-cell>
          <table:table-cell table:style-name="ce8" office:value-type="string">
            <text:p>15:30 Uhr</text:p>
          </table:table-cell>
          <table:table-cell table:style-name="ce10" office:value-type="string">
            <text:p>Einlesen in erstes Übungsblatt und beide Hefte</text:p>
          </table:table-cell>
          <table:table-cell table:style-name="ce13" office:value-type="string">
            <text:p>Zusätzliches einlesen nötig um Aufgaben zu bearbeiten</text:p>
          </table:table-cell>
          <table:table-cell table:style-name="ce8" office:value-type="string">
            <text:p>/</text:p>
          </table:table-cell>
        </table:table-row>
        <table:table-row table:style-name="ro3">
          <table:table-cell office:value-type="date" office:date-value="2020-04-28">
            <text:p>28.04.20</text:p>
          </table:table-cell>
          <table:table-cell office:value-type="string">
            <text:p>19:00 Uhr</text:p>
          </table:table-cell>
          <table:table-cell office:value-type="string">
            <text:p>20:00 Uhr</text:p>
          </table:table-cell>
          <table:table-cell office:value-type="string">
            <text:p>LaTeX installiert und damit vertraut gemacht</text:p>
          </table:table-cell>
          <table:table-cell office:value-type="string">
            <text:p>Verwendung von LaTeX jetzt möglich</text:p>
          </table:table-cell>
          <table:table-cell office:value-type="string">
            <text:p>/</text:p>
          </table:table-cell>
        </table:table-row>
        <table:table-row table:style-name="ro3">
          <table:table-cell office:value-type="date" office:date-value="2020-04-29">
            <text:p>29.04.20</text:p>
          </table:table-cell>
          <table:table-cell office:value-type="string">
            <text:p>19:00 Uhr</text:p>
          </table:table-cell>
          <table:table-cell office:value-type="string">
            <text:p>21:30 Uhr</text:p>
          </table:table-cell>
          <table:table-cell office:value-type="string">
            <text:p>Lastenheft vervollständigt</text:p>
          </table:table-cell>
          <table:table-cell office:value-type="string">
            <text:p>Muss noch mit Gruppe abgesprochen werden.</text:p>
          </table:table-cell>
          <table:table-cell office:value-type="string">
            <text:p>/</text:p>
          </table:table-cell>
        </table:table-row>
        <table:table-row table:style-name="ro3">
          <table:table-cell office:value-type="date" office:date-value="2020-04-30">
            <text:p>30.04.20</text:p>
          </table:table-cell>
          <table:table-cell office:value-type="string">
            <text:p>9:00 Uhr</text:p>
          </table:table-cell>
          <table:table-cell office:value-type="string">
            <text:p>10:00 Uhr</text:p>
          </table:table-cell>
          <table:table-cell office:value-type="string">
            <text:p>Teambesprechung und Aufgabenverteilung via WhatsApp</text:p>
          </table:table-cell>
          <table:table-cell office:value-type="string">
            <text:p>Alle Aufgaben verteilt.</text:p>
          </table:table-cell>
          <table:table-cell office:value-type="string">
            <text:p>Alle Teammitglieder</text:p>
          </table:table-cell>
        </table:table-row>
        <table:table-row table:style-name="ro3">
          <table:table-cell office:value-type="date" office:date-value="2020-05-04">
            <text:p>04.05.20</text:p>
          </table:table-cell>
          <table:table-cell office:value-type="string">
            <text:p>19:30 Uhr</text:p>
          </table:table-cell>
          <table:table-cell office:value-type="string">
            <text:p>20:00 Uhr</text:p>
          </table:table-cell>
          <table:table-cell office:value-type="string">
            <text:p>Lastenheft von Thiemo in Git hochladen</text:p>
          </table:table-cell>
          <table:table-cell office:value-type="string">
            <text:p>Fertig</text:p>
          </table:table-cell>
          <table:table-cell office:value-type="string">
            <text:p>/</text:p>
          </table:table-cell>
        </table:table-row>
        <table:table-row table:style-name="ro3">
          <table:table-cell office:value-type="date" office:date-value="2020-05-04">
            <text:p>04.05.20</text:p>
          </table:table-cell>
          <table:table-cell office:value-type="string">
            <text:p>20:00 Uhr</text:p>
          </table:table-cell>
          <table:table-cell office:value-type="string">
            <text:p>20:45 Uhr</text:p>
          </table:table-cell>
          <table:table-cell office:value-type="string">
            <text:p>Manuela mit Systemtests geholfen</text:p>
          </table:table-cell>
          <table:table-cell office:value-type="string">
            <text:p>Relevante Systemfunktionen / Use Cases fehlen noch.</text:p>
          </table:table-cell>
          <table:table-cell office:value-type="string">
            <text:p>Manuela</text:p>
          </table:table-cell>
        </table:table-row>
        <table:table-row table:style-name="ro3">
          <table:table-cell office:value-type="date" office:date-value="2020-05-05">
            <text:p>05.05.20</text:p>
          </table:table-cell>
          <table:table-cell office:value-type="string">
            <text:p>12:00 Uhr</text:p>
          </table:table-cell>
          <table:table-cell office:value-type="string">
            <text:p>13:00 Uhr</text:p>
          </table:table-cell>
          <table:table-cell office:value-type="string">
            <text:p>Kleine Änderungen am Pflichtenheft, Git aufräumen</text:p>
          </table:table-cell>
          <table:table-cell office:value-type="string">
            <text:p>Produktdaten und GUI fehlen noch (pdfs noch nicht aktuell)</text:p>
          </table:table-cell>
          <table:table-cell office:value-type="string">
            <text:p>/</text:p>
          </table:table-cell>
        </table:table-row>
        <table:table-row table:style-name="ro3">
          <table:table-cell office:value-type="date" office:date-value="2020-05-05">
            <text:p>05.05.20</text:p>
          </table:table-cell>
          <table:table-cell office:value-type="string">
            <text:p>14:00 Uhr</text:p>
          </table:table-cell>
          <table:table-cell office:value-type="string">
            <text:p>15:00 Uhr</text:p>
          </table:table-cell>
          <table:table-cell office:value-type="string">
            <text:p>GUI mit Bildern von Florent vollendet</text:p>
          </table:table-cell>
          <table:table-cell office:value-type="string">
            <text:p>Fertig</text:p>
          </table:table-cell>
          <table:table-cell office:value-type="string">
            <text:p>Florent</text:p>
          </table:table-cell>
        </table:table-row>
        <table:table-row table:style-name="ro3">
          <table:table-cell office:value-type="date" office:date-value="2020-05-05">
            <text:p>05.05.20</text:p>
          </table:table-cell>
          <table:table-cell office:value-type="string">
            <text:p>15:00 Uhr</text:p>
          </table:table-cell>
          <table:table-cell office:value-type="string">
            <text:p>15:30 Uhr</text:p>
          </table:table-cell>
          <table:table-cell office:value-type="string">
            <text:p>Produktdaten vollendet. PDFs auf neuesten Stand gebracht</text:p>
          </table:table-cell>
          <table:table-cell office:value-type="string">
            <text:p>Fertig</text:p>
          </table:table-cell>
          <table:table-cell office:value-type="string">
            <text:p>/</text:p>
          </table:table-cell>
        </table:table-row>
        <table:table-row table:style-name="ro3">
          <table:table-cell office:value-type="date" office:date-value="2020-05-08">
            <text:p>08.05.20</text:p>
          </table:table-cell>
          <table:table-cell office:value-type="string">
            <text:p>10:00 Uhr</text:p>
          </table:table-cell>
          <table:table-cell office:value-type="string">
            <text:p>10:30 Uhr</text:p>
          </table:table-cell>
          <table:table-cell office:value-type="string">
            <text:p>Abnahme Blatt 1</text:p>
          </table:table-cell>
          <table:table-cell office:value-type="string">
            <text:p>Verbesserungsvorschläge</text:p>
          </table:table-cell>
          <table:table-cell office:value-type="string">
            <text:p>Alle Teammitglieder</text:p>
          </table:table-cell>
        </table:table-row>
        <table:table-row table:style-name="ro3">
          <table:table-cell office:value-type="date" office:date-value="2020-05-08">
            <text:p>08.05.20</text:p>
          </table:table-cell>
          <table:table-cell office:value-type="string">
            <text:p>11:00 Uhr</text:p>
          </table:table-cell>
          <table:table-cell office:value-type="string">
            <text:p>13:00 Uhr</text:p>
          </table:table-cell>
          <table:table-cell office:value-type="string">
            <text:p>Pflichtenheft Verbesserungen</text:p>
          </table:table-cell>
          <table:table-cell office:value-type="string">
            <text:p>UCD fehlt</text:p>
          </table:table-cell>
          <table:table-cell office:value-type="string">
            <text:p>/</text:p>
          </table:table-cell>
        </table:table-row>
        <table:table-row table:style-name="ro3">
          <table:table-cell office:value-type="date" office:date-value="2020-05-13">
            <text:p>13.05.20</text:p>
          </table:table-cell>
          <table:table-cell office:value-type="string">
            <text:p>11:00 Uhr</text:p>
          </table:table-cell>
          <table:table-cell office:value-type="string">
            <text:p>12:00 Uhr</text:p>
          </table:table-cell>
          <table:table-cell office:value-type="string">
            <text:p>Einlesen Blatt 2 und UML</text:p>
          </table:table-cell>
          <table:table-cell office:value-type="string">
            <text:p>Aufgabenstellung verstanden</text:p>
          </table:table-cell>
          <table:table-cell office:value-type="string">
            <text:p>/</text:p>
          </table:table-cell>
        </table:table-row>
        <table:table-row table:style-name="ro3">
          <table:table-cell office:value-type="date" office:date-value="2020-05-15">
            <text:p>15.05.20</text:p>
          </table:table-cell>
          <table:table-cell office:value-type="string">
            <text:p>14:30 Uhr</text:p>
          </table:table-cell>
          <table:table-cell office:value-type="string">
            <text:p>16:00 Uhr</text:p>
          </table:table-cell>
          <table:table-cell office:value-type="string">
            <text:p>Erste Analysediagramme in UML erstellt</text:p>
          </table:table-cell>
          <table:table-cell office:value-type="string">
            <text:p>Erste Aufgabe fertig</text:p>
          </table:table-cell>
          <table:table-cell office:value-type="string">
            <text:p>/</text:p>
          </table:table-cell>
        </table:table-row>
        <table:table-row table:style-name="ro3">
          <table:table-cell office:value-type="date" office:date-value="2020-05-23">
            <text:p>23.05.20</text:p>
          </table:table-cell>
          <table:table-cell office:value-type="string">
            <text:p>12:00 Uhr</text:p>
          </table:table-cell>
          <table:table-cell office:value-type="string">
            <text:p>14:30 Uhr</text:p>
          </table:table-cell>
          <table:table-cell office:value-type="string">
            <text:p>Bearbeitung Zusatzaufgaben MP</text:p>
          </table:table-cell>
          <table:table-cell office:value-type="string">
            <text:p>Fertig</text:p>
          </table:table-cell>
          <table:table-cell office:value-type="string">
            <text:p>/</text:p>
          </table:table-cell>
        </table:table-row>
        <table:table-row table:style-name="ro3" table:number-rows-repeated="4">
          <table:table-cell table:style-name="ce5"/>
          <table:table-cell table:number-columns-repeated="5"/>
        </table:table-row>
        <table:table-row table:style-name="ro3">
          <table:table-cell table:style-name="ce5"/>
          <table:table-cell table:number-columns-repeated="5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3">23.05.2020</text:date>, <text:time>14:34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2:12:40.76</meta:creation-date>
    <dc:date>2020-05-23T14:34:02.78</dc:date>
    <meta:editing-duration>PT4H20M14S</meta:editing-duration>
    <meta:editing-cycles>16</meta:editing-cycles>
    <meta:generator>OpenOffice/4.1.2$Win32 OpenOffice.org_project/412m3$Build-9782</meta:generator>
    <meta:document-statistic meta:table-count="3" meta:cell-count="99" meta:object-count="0"/>
  </office:meta>
</office:document-meta>
</file>